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Helvetica1" svg:font-family="Helvetica"/>
    <style:font-face style:name="DejaVu Sans1" svg:font-family="'DejaVu Sans'" style:font-pitch="variable"/>
    <style:font-face style:name="Helvetica" svg:font-family="Helvetica" style:font-pitch="variable"/>
    <style:font-face style:name="Liberation Serif" svg:font-family="'Liberation Serif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solid" svg:stroke-width="0.025cm" svg:stroke-color="#000000" draw:stroke-linejoin="miter" svg:stroke-linecap="butt" draw:fill="none" fo:padding-top="0.012cm" fo:padding-bottom="0.012cm" fo:padding-left="0.012cm" fo:padding-right="0.012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59cm" fo:min-width="1.052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59cm" fo:min-width="1.737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59cm" fo:min-width="2.039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6cm" fo:min-width="2.846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59cm" fo:min-width="3.351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59cm" fo:min-width="2.704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459cm" fo:min-width="2.745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59cm" fo:min-width="3.512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459cm" fo:min-width="2.483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465cm" fo:min-width="3.452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459cm" fo:min-width="2.946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459cm" fo:min-width="3.208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459cm" fo:min-width="2.342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459cm" fo:min-width="2.382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459cm" fo:min-width="3.06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459cm" fo:min-width="3.492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459cm" fo:min-width="4.501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0.895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459cm" fo:min-width="0.546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459cm" fo:min-width="0.309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459cm" fo:min-width="1.657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46cm" fo:min-width="3.49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459cm" fo:min-width="3.693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459cm" fo:min-width="3.269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459cm" fo:min-width="3.652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459cm" fo:min-width="1.434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459cm" fo:min-width="4.48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459cm" fo:min-width="1.96cm" fo:padding-top="0cm" fo:padding-bottom="0cm" fo:padding-left="0cm" fo:padding-right="0cm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459cm" fo:min-width="0.311cm" fo:padding-top="0cm" fo:padding-bottom="0cm" fo:padding-left="0cm" fo:padding-right="0cm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459cm" fo:min-width="0.647cm" fo:padding-top="0cm" fo:padding-bottom="0cm" fo:padding-left="0cm" fo:padding-right="0cm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459cm" fo:min-width="0.31cm" fo:padding-top="0cm" fo:padding-bottom="0cm" fo:padding-left="0cm" fo:padding-right="0cm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459cm" fo:min-width="1.193cm" fo:padding-top="0cm" fo:padding-bottom="0cm" fo:padding-left="0cm" fo:padding-right="0cm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459cm" fo:min-width="2.906cm" fo:padding-top="0cm" fo:padding-bottom="0cm" fo:padding-left="0cm" fo:padding-right="0cm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459cm" fo:min-width="2.423cm" fo:padding-top="0cm" fo:padding-bottom="0cm" fo:padding-left="0cm" fo:padding-right="0cm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459cm" fo:min-width="2.724cm" fo:padding-top="0cm" fo:padding-bottom="0cm" fo:padding-left="0cm" fo:padding-right="0cm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46cm" fo:min-width="0.31cm" fo:padding-top="0cm" fo:padding-bottom="0cm" fo:padding-left="0cm" fo:padding-right="0cm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0.283cm" fo:padding-top="0cm" fo:padding-bottom="0cm" fo:padding-left="0cm" fo:padding-right="0cm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0.284cm" fo:padding-top="0cm" fo:padding-bottom="0cm" fo:padding-left="0cm" fo:padding-right="0cm"/>
      <style:paragraph-properties style:writing-mode="lr-tb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459cm" fo:min-width="2.464cm" fo:padding-top="0cm" fo:padding-bottom="0cm" fo:padding-left="0cm" fo:padding-right="0cm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459cm" fo:min-width="2.6cm" fo:padding-top="0cm" fo:padding-bottom="0cm" fo:padding-left="0cm" fo:padding-right="0cm"/>
      <style:paragraph-properties style:writing-mode="lr-tb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46cm" fo:min-width="3.008cm" fo:padding-top="0cm" fo:padding-bottom="0cm" fo:padding-left="0cm" fo:padding-right="0cm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459cm" fo:min-width="3.715cm" fo:padding-top="0cm" fo:padding-bottom="0cm" fo:padding-left="0cm" fo:padding-right="0cm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459cm" fo:min-width="2.019cm" fo:padding-top="0cm" fo:padding-bottom="0cm" fo:padding-left="0cm" fo:padding-right="0cm"/>
      <style:paragraph-properties style:writing-mode="lr-tb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46cm" fo:min-width="3.059cm" fo:padding-top="0cm" fo:padding-bottom="0cm" fo:padding-left="0cm" fo:padding-right="0cm"/>
      <style:paragraph-properties style:writing-mode="lr-tb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459cm" fo:min-width="2.04cm" fo:padding-top="0cm" fo:padding-bottom="0cm" fo:padding-left="0cm" fo:padding-right="0cm"/>
      <style:paragraph-properties style:writing-mode="lr-tb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459cm" fo:min-width="2.746cm" fo:padding-top="0cm" fo:padding-bottom="0cm" fo:padding-left="0cm" fo:padding-right="0cm"/>
      <style:paragraph-properties style:writing-mode="lr-tb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46cm" fo:min-width="3.51cm" fo:padding-top="0cm" fo:padding-bottom="0cm" fo:padding-left="0cm" fo:padding-right="0cm"/>
      <style:paragraph-properties style:writing-mode="lr-tb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464cm" fo:min-width="3.453cm" fo:padding-top="0cm" fo:padding-bottom="0cm" fo:padding-left="0cm" fo:padding-right="0cm"/>
      <style:paragraph-properties style:writing-mode="lr-tb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459cm" fo:min-width="1.738cm" fo:padding-top="0cm" fo:padding-bottom="0cm" fo:padding-left="0cm" fo:padding-right="0cm"/>
      <style:paragraph-properties style:writing-mode="lr-tb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0.465cm" fo:padding-top="0cm" fo:padding-bottom="0cm" fo:padding-left="0cm" fo:padding-right="0cm"/>
      <style:paragraph-properties style:writing-mode="lr-tb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459cm" fo:min-width="0.648cm" fo:padding-top="0cm" fo:padding-bottom="0cm" fo:padding-left="0cm" fo:padding-right="0cm"/>
      <style:paragraph-properties style:writing-mode="lr-tb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543cm" fo:min-width="0.894cm" fo:padding-top="0cm" fo:padding-bottom="0cm" fo:padding-left="0cm" fo:padding-right="0cm"/>
      <style:paragraph-properties style:writing-mode="lr-tb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459cm" fo:min-width="2.301cm" fo:padding-top="0cm" fo:padding-bottom="0cm" fo:padding-left="0cm" fo:padding-right="0cm"/>
      <style:paragraph-properties style:writing-mode="lr-tb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459cm" fo:min-width="3.854cm" fo:padding-top="0cm" fo:padding-bottom="0cm" fo:padding-left="0cm" fo:padding-right="0cm"/>
      <style:paragraph-properties style:writing-mode="lr-tb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459cm" fo:min-width="2.947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none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none"/>
      <style:paragraph-properties fo:text-align="start" style:writing-mode="lr-tb"/>
      <style:text-properties fo:font-size="8.69999980926514pt" style:font-size-asian="8.69999980926514pt" style:font-size-complex="8.69999980926514pt"/>
    </style:style>
    <style:style style:name="P5" style:family="paragraph">
      <loext:graphic-properties draw:fill="none"/>
      <style:paragraph-properties fo:text-align="start" style:writing-mode="lr-tb"/>
      <style:text-properties fo:font-size="7.90000009536743pt" style:font-size-asian="7.90000009536743pt" style:font-size-complex="7.90000009536743pt"/>
    </style:style>
    <style:style style:name="T1" style:family="text">
      <style:text-properties fo:color="#000000" loext:opacity="100%" style:font-name="Helvetica1" fo:font-size="8.69999980926514pt" fo:font-style="italic" style:font-size-asian="8.69999980926514pt" style:font-name-complex="Helvetica1" style:font-size-complex="8.69999980926514pt" style:font-style-complex="italic"/>
    </style:style>
    <style:style style:name="T2" style:family="text">
      <style:text-properties fo:color="#000000" loext:opacity="100%" style:font-name="Helvetica1" fo:font-size="8.69999980926514pt" style:font-size-asian="8.69999980926514pt" style:font-name-complex="Helvetica1" style:font-size-complex="8.69999980926514pt"/>
    </style:style>
    <style:style style:name="T3" style:family="text">
      <style:text-properties fo:color="#000000" loext:opacity="100%" style:font-name="Helvetica1" fo:font-size="7.90000009536743pt" style:font-size-asian="7.90000009536743pt" style:font-name-complex="Helvetica1" style:font-size-complex="7.9000000953674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4.143cm" svg:height="0.594cm" svg:x="7.35cm" svg:y="7.29cm" svg:viewBox="0 0 4144 595" draw:points="0,595 0,0 4144,0 4144,595">
          <text:p/>
        </draw:polygon>
        <draw:polyline draw:style-name="gr2" draw:text-style-name="P2" draw:layer="layout" svg:width="4.143cm" svg:height="0.594cm" svg:x="7.35cm" svg:y="7.29cm" svg:viewBox="0 0 4144 595" draw:points="0,595 0,0 4144,0 4144,595">
          <text:p/>
        </draw:polyline>
        <draw:polyline draw:style-name="gr2" draw:text-style-name="P2" draw:layer="layout" svg:width="4.143cm" svg:height="8.044cm" svg:x="7.35cm" svg:y="7.884cm" svg:viewBox="0 0 4144 8045" draw:points="0,0 0,8045 4144,8045 4144,0">
          <text:p/>
        </draw:polyline>
        <draw:line draw:style-name="gr2" draw:text-style-name="P2" draw:layer="layout" svg:x1="7.35cm" svg:y1="7.884cm" svg:x2="11.493cm" svg:y2="7.884cm">
          <text:p/>
        </draw:line>
        <draw:frame draw:style-name="gr3" draw:text-style-name="P4" draw:layer="layout" svg:width="1.052cm" svg:height="0.459cm" svg:x="8.959cm" svg:y="7.442cm">
          <draw:text-box>
            <text:p text:style-name="P3"><text:span text:style-name="T1">Usuari</text:span></text:p>
          </draw:text-box>
        </draw:frame>
        <draw:frame draw:style-name="gr4" draw:text-style-name="P4" draw:layer="layout" svg:width="1.737cm" svg:height="0.459cm" svg:x="7.493cm" svg:y="8.036cm">
          <draw:text-box>
            <text:p text:style-name="P3"><text:span text:style-name="T2">-id: Integer</text:span></text:p>
          </draw:text-box>
        </draw:frame>
        <draw:frame draw:style-name="gr5" draw:text-style-name="P4" draw:layer="layout" svg:width="2.039cm" svg:height="0.459cm" svg:x="7.493cm" svg:y="8.63cm">
          <draw:text-box>
            <text:p text:style-name="P3"><text:span text:style-name="T2">-Nom: String</text:span></text:p>
          </draw:text-box>
        </draw:frame>
        <draw:frame draw:style-name="gr6" draw:text-style-name="P4" draw:layer="layout" svg:width="2.846cm" svg:height="0.46cm" svg:x="7.493cm" svg:y="9.224cm">
          <draw:text-box>
            <text:p text:style-name="P3"><text:span text:style-name="T2">- cognoms: String</text:span></text:p>
          </draw:text-box>
        </draw:frame>
        <draw:frame draw:style-name="gr7" draw:text-style-name="P4" draw:layer="layout" svg:width="3.351cm" svg:height="0.459cm" svg:x="7.493cm" svg:y="9.819cm">
          <draw:text-box>
            <text:p text:style-name="P3"><text:span text:style-name="T2">- </text:span><text:span text:style-name="T2">contras</text:span><text:span text:style-name="T2">enya: </text:span><text:span text:style-name="T2">String</text:span></text:p>
          </draw:text-box>
        </draw:frame>
        <draw:frame draw:style-name="gr8" draw:text-style-name="P4" draw:layer="layout" svg:width="2.704cm" svg:height="0.459cm" svg:x="7.493cm" svg:y="10.413cm">
          <draw:text-box>
            <text:p text:style-name="P3"><text:span text:style-name="T2">- DNI/NIE: String</text:span></text:p>
          </draw:text-box>
        </draw:frame>
        <draw:frame draw:style-name="gr9" draw:text-style-name="P4" draw:layer="layout" svg:width="2.745cm" svg:height="0.459cm" svg:x="7.493cm" svg:y="11.007cm">
          <draw:text-box>
            <text:p text:style-name="P3"><text:span text:style-name="T2">- telefon : Integer</text:span></text:p>
          </draw:text-box>
        </draw:frame>
        <draw:frame draw:style-name="gr10" draw:text-style-name="P4" draw:layer="layout" svg:width="3.512cm" svg:height="0.459cm" svg:x="7.493cm" svg:y="11.601cm">
          <draw:text-box>
            <text:p text:style-name="P3"><text:span text:style-name="T2">- anyNaixement: Date</text:span></text:p>
          </draw:text-box>
        </draw:frame>
        <draw:frame draw:style-name="gr11" draw:text-style-name="P4" draw:layer="layout" svg:width="2.483cm" svg:height="0.459cm" svg:x="7.493cm" svg:y="12.195cm">
          <draw:text-box>
            <text:p text:style-name="P3"><text:span text:style-name="T2">- adreça: </text:span><text:span text:style-name="T2">String</text:span></text:p>
          </draw:text-box>
        </draw:frame>
        <draw:line draw:style-name="gr2" draw:text-style-name="P2" draw:layer="layout" svg:x1="7.25cm" svg:y1="13.077cm" svg:x2="11.393cm" svg:y2="13.077cm">
          <text:p/>
        </draw:line>
        <draw:frame draw:style-name="gr12" draw:text-style-name="P4" draw:layer="layout" svg:width="3.452cm" svg:height="0.465cm" svg:x="7.505cm" svg:y="12.627cm">
          <draw:text-box>
            <text:p text:style-name="P3"><text:span text:style-name="T2">- </text:span><text:span text:style-name="T2">inf</text:span><text:span text:style-name="T2">o</text:span><text:span text:style-name="T2">A</text:span><text:span text:style-name="T2">di</text:span><text:span text:style-name="T2">ci</text:span><text:span text:style-name="T2">o</text:span><text:span text:style-name="T2">n</text:span><text:span text:style-name="T2">al: </text:span><text:span text:style-name="T2">St</text:span><text:span text:style-name="T2">ri</text:span><text:span text:style-name="T2">n</text:span><text:span text:style-name="T2">g</text:span></text:p>
          </draw:text-box>
        </draw:frame>
        <draw:frame draw:style-name="gr13" draw:text-style-name="P4" draw:layer="layout" svg:width="2.946cm" svg:height="0.459cm" svg:x="7.505cm" svg:y="13.752cm">
          <draw:text-box>
            <text:p text:style-name="P3"><text:span text:style-name="T2">compra</text:span><text:span text:style-name="T2">Podcast</text:span><text:span text:style-name="T2">s()</text:span></text:p>
          </draw:text-box>
        </draw:frame>
        <draw:frame draw:style-name="gr14" draw:text-style-name="P4" draw:layer="layout" svg:width="3.208cm" svg:height="0.459cm" svg:x="7.505cm" svg:y="14.202cm">
          <draw:text-box>
            <text:p text:style-name="P3"><text:span text:style-name="T2">c</text:span><text:span text:style-name="T2">o</text:span><text:span text:style-name="T2">n</text:span><text:span text:style-name="T2">s</text:span><text:span text:style-name="T2">u</text:span><text:span text:style-name="T2">lt</text:span><text:span text:style-name="T2">a</text:span><text:span text:style-name="T2">r</text:span><text:span text:style-name="T2">P</text:span><text:span text:style-name="T2">o</text:span><text:span text:style-name="T2">d</text:span><text:span text:style-name="T2">c</text:span><text:span text:style-name="T2">a</text:span><text:span text:style-name="T2">s</text:span><text:span text:style-name="T2">t</text:span><text:span text:style-name="T2">s</text:span><text:span text:style-name="T2">(</text:span><text:span text:style-name="T2">)</text:span></text:p>
          </draw:text-box>
        </draw:frame>
        <draw:frame draw:style-name="gr15" draw:text-style-name="P4" draw:layer="layout" svg:width="2.342cm" svg:height="0.459cm" svg:x="7.493cm" svg:y="14.756cm">
          <draw:text-box>
            <text:p text:style-name="P3"><text:span text:style-name="T2">afegirCistella()</text:span></text:p>
          </draw:text-box>
        </draw:frame>
        <draw:polyline draw:style-name="gr2" draw:text-style-name="P2" draw:layer="layout" svg:width="4.143cm" svg:height="0.449cm" svg:x="14.806cm" svg:y="8.802cm" svg:viewBox="0 0 4144 450" draw:points="0,450 0,0 4144,0 4144,450">
          <text:p/>
        </draw:polyline>
        <draw:polyline draw:style-name="gr2" draw:text-style-name="P2" draw:layer="layout" svg:width="4.143cm" svg:height="3.706cm" svg:x="14.806cm" svg:y="9.252cm" svg:viewBox="0 0 4144 3707" draw:points="0,0 0,3707 4144,3707 4144,0">
          <text:p/>
        </draw:polyline>
        <draw:line draw:style-name="gr2" draw:text-style-name="P2" draw:layer="layout" svg:x1="14.836cm" svg:y1="9.252cm" svg:x2="18.979cm" svg:y2="9.252cm">
          <text:p/>
        </draw:line>
        <draw:frame draw:style-name="gr16" draw:text-style-name="P4" draw:layer="layout" svg:width="2.382cm" svg:height="0.459cm" svg:x="7.493cm" svg:y="15.35cm">
          <draw:text-box>
            <text:p text:style-name="P3"><text:span text:style-name="T2">treureCistella()</text:span></text:p>
          </draw:text-box>
        </draw:frame>
        <draw:frame draw:style-name="gr17" draw:text-style-name="P4" draw:layer="layout" svg:width="3.06cm" svg:height="0.459cm" svg:x="15.665cm" svg:y="8.945cm">
          <draw:text-box>
            <text:p text:style-name="P3"><text:span text:style-name="T2"><text:s/></text:span><text:span text:style-name="T2">Llista </text:span><text:span text:style-name="T2">Podcasts</text:span></text:p>
          </draw:text-box>
        </draw:frame>
        <draw:frame draw:style-name="gr18" draw:text-style-name="P4" draw:layer="layout" svg:width="3.492cm" svg:height="0.459cm" svg:x="14.898cm" svg:y="9.846cm">
          <draw:text-box>
            <text:p text:style-name="P3"><text:span text:style-name="T2">-</text:span><text:span text:style-name="T2">NomProdu</text:span><text:span text:style-name="T2">cte: String</text:span></text:p>
          </draw:text-box>
        </draw:frame>
        <draw:frame draw:style-name="gr19" draw:text-style-name="P4" draw:layer="layout" svg:width="4.501cm" svg:height="0.459cm" svg:x="14.87cm" svg:y="10.376cm">
          <draw:text-box>
            <text:p text:style-name="P3"><text:span text:style-name="T2">-Preu </text:span><text:span text:style-name="T2">(si no </text:span><text:span text:style-name="T2">es </text:span><text:span text:style-name="T2">gratuït</text:span><text:span text:style-name="T2">): ﬂoat</text:span></text:p>
          </draw:text-box>
        </draw:frame>
        <draw:polyline draw:style-name="gr2" draw:text-style-name="P2" draw:layer="layout" svg:width="3.313cm" svg:height="0cm" svg:x="11.493cm" svg:y="11.244cm" svg:viewBox="0 0 3314 0" draw:points="0,0 1553,0 3314,0">
          <text:p/>
        </draw:polyline>
        <draw:polygon draw:style-name="gr1" draw:text-style-name="P1" draw:layer="layout" svg:width="1.01cm" svg:height="0.297cm" svg:x="12.412cm" svg:y="10.889cm" svg:viewBox="0 0 1011 298" draw:points="0,0 1011,0 1011,298 0,298">
          <text:p/>
        </draw:polygon>
        <draw:frame draw:style-name="gr20" draw:text-style-name="P5" draw:layer="layout" svg:width="1.297cm" svg:height="0.424cm" svg:x="12.455cm" svg:y="10.903cm">
          <draw:text-box>
            <text:p text:style-name="P3"><text:span text:style-name="T3">Visualitzar</text:span></text:p>
          </draw:text-box>
        </draw:frame>
        <draw:frame draw:style-name="gr21" draw:text-style-name="P4" draw:layer="layout" svg:width="0.546cm" svg:height="0.459cm" svg:x="11.532cm" svg:y="10.984cm">
          <draw:text-box>
            <text:p text:style-name="P3"><text:span text:style-name="T2">0..*</text:span></text:p>
          </draw:text-box>
        </draw:frame>
        <draw:polygon draw:style-name="gr1" draw:text-style-name="P1" draw:layer="layout" svg:width="4.143cm" svg:height="0.594cm" svg:x="14.07cm" svg:y="16.228cm" svg:viewBox="0 0 4144 595" draw:points="0,595 0,0 4144,0 4144,595">
          <text:p/>
        </draw:polygon>
        <draw:polyline draw:style-name="gr2" draw:text-style-name="P2" draw:layer="layout" svg:width="4.143cm" svg:height="0.594cm" svg:x="14.081cm" svg:y="16.249cm" svg:viewBox="0 0 4144 595" draw:points="0,595 0,0 4144,0 4144,595">
          <text:p/>
        </draw:polyline>
        <draw:polyline draw:style-name="gr2" draw:text-style-name="P2" draw:layer="layout" svg:width="4.143cm" svg:height="2.605cm" svg:x="14.081cm" svg:y="16.843cm" svg:viewBox="0 0 4144 2606" draw:points="0,0 0,2606 4144,2606 4144,0">
          <text:p/>
        </draw:polyline>
        <draw:line draw:style-name="gr2" draw:text-style-name="P2" draw:layer="layout" svg:x1="14.081cm" svg:y1="16.843cm" svg:x2="18.224cm" svg:y2="16.843cm">
          <text:p/>
        </draw:line>
        <draw:frame draw:style-name="gr22" draw:text-style-name="P4" draw:layer="layout" svg:width="0.309cm" svg:height="0.459cm" svg:x="14.061cm" svg:y="10.984cm">
          <draw:text-box>
            <text:p text:style-name="P3"><text:span text:style-name="T2">1</text:span></text:p>
          </draw:text-box>
        </draw:frame>
        <draw:frame draw:style-name="gr23" draw:text-style-name="P4" draw:layer="layout" svg:width="1.657cm" svg:height="0.459cm" svg:x="15.432cm" svg:y="16.4cm">
          <draw:text-box>
            <text:p text:style-name="P3"><text:span text:style-name="T2">Paga</text:span><text:span text:style-name="T2">ment</text:span></text:p>
          </draw:text-box>
        </draw:frame>
        <draw:frame draw:style-name="gr24" draw:text-style-name="P4" draw:layer="layout" svg:width="3.49cm" svg:height="0.46cm" svg:x="14.225cm" svg:y="16.994cm">
          <draw:text-box>
            <text:p text:style-name="P3"><text:span text:style-name="T2">-</text:span><text:span text:style-name="T2">idPag</text:span><text:span text:style-name="T2">amen</text:span><text:span text:style-name="T2">t : </text:span><text:span text:style-name="T2">Integ</text:span><text:span text:style-name="T2">er</text:span></text:p>
          </draw:text-box>
        </draw:frame>
        <draw:frame draw:style-name="gr25" draw:text-style-name="P4" draw:layer="layout" svg:width="3.693cm" svg:height="0.459cm" svg:x="14.225cm" svg:y="17.589cm">
          <draw:text-box>
            <text:p text:style-name="P3"><text:span text:style-name="T2">-</text:span><text:span text:style-name="T2">tipusPaga</text:span><text:span text:style-name="T2">ment: </text:span><text:span text:style-name="T2">String</text:span></text:p>
          </draw:text-box>
        </draw:frame>
        <draw:frame draw:style-name="gr26" draw:text-style-name="P4" draw:layer="layout" svg:width="3.269cm" svg:height="0.459cm" svg:x="14.225cm" svg:y="18.183cm">
          <draw:text-box>
            <text:p text:style-name="P3"><text:span text:style-name="T2">-importTotal: Integer</text:span></text:p>
          </draw:text-box>
        </draw:frame>
        <draw:polygon draw:style-name="gr1" draw:text-style-name="P1" draw:layer="layout" svg:width="4.143cm" svg:height="0.594cm" svg:x="22.626cm" svg:y="16.249cm" svg:viewBox="0 0 4144 595" draw:points="0,595 0,0 4144,0 4144,595">
          <text:p/>
        </draw:polygon>
        <draw:polyline draw:style-name="gr2" draw:text-style-name="P2" draw:layer="layout" svg:width="4.143cm" svg:height="0.594cm" svg:x="22.626cm" svg:y="16.249cm" svg:viewBox="0 0 4144 595" draw:points="0,595 0,0 4144,0 4144,595">
          <text:p/>
        </draw:polyline>
        <draw:polyline draw:style-name="gr2" draw:text-style-name="P2" draw:layer="layout" svg:width="4.143cm" svg:height="2.834cm" svg:x="22.626cm" svg:y="16.843cm" svg:viewBox="0 0 4144 2835" draw:points="0,0 0,2835 4144,2835 4144,0">
          <text:p/>
        </draw:polyline>
        <draw:line draw:style-name="gr2" draw:text-style-name="P2" draw:layer="layout" svg:x1="22.626cm" svg:y1="16.843cm" svg:x2="26.769cm" svg:y2="16.843cm">
          <text:p/>
        </draw:line>
        <draw:frame draw:style-name="gr27" draw:text-style-name="P4" draw:layer="layout" svg:width="3.652cm" svg:height="0.459cm" svg:x="14.225cm" svg:y="18.777cm">
          <draw:text-box>
            <text:p text:style-name="P3"><text:span text:style-name="T2">-codiPromocio: Integer</text:span></text:p>
          </draw:text-box>
        </draw:frame>
        <draw:line draw:style-name="gr2" draw:text-style-name="P2" draw:layer="layout" svg:x1="22.626cm" svg:y1="16.934cm" svg:x2="26.769cm" svg:y2="16.934cm">
          <text:p/>
        </draw:line>
        <draw:frame draw:style-name="gr28" draw:text-style-name="P4" draw:layer="layout" svg:width="1.434cm" svg:height="0.459cm" svg:x="24.072cm" svg:y="16.4cm">
          <draw:text-box>
            <text:p text:style-name="P3"><text:span text:style-name="T1">Convidat</text:span></text:p>
          </draw:text-box>
        </draw:frame>
        <draw:frame draw:style-name="gr29" draw:text-style-name="P4" draw:layer="layout" svg:width="4.48cm" svg:height="0.459cm" svg:x="22.77cm" svg:y="17.178cm">
          <draw:text-box>
            <text:p text:style-name="P3"><text:span text:style-name="T2">consultarPodcasts</text:span><text:span text:style-name="T2">Gratuits()</text:span></text:p>
          </draw:text-box>
        </draw:frame>
        <draw:frame draw:style-name="gr30" draw:text-style-name="P4" draw:layer="layout" svg:width="1.96cm" svg:height="0.459cm" svg:x="22.804cm" svg:y="17.722cm">
          <draw:text-box>
            <text:p text:style-name="P3"><text:span text:style-name="T2">registrarse()</text:span></text:p>
          </draw:text-box>
        </draw:frame>
        <draw:polyline draw:style-name="gr2" draw:text-style-name="P2" draw:layer="layout" svg:width="7.82cm" svg:height="3.291cm" svg:x="16.878cm" svg:y="12.958cm" svg:viewBox="0 0 7821 3292" draw:points="0,0 0,1645 7821,1645 7821,3292">
          <text:p/>
        </draw:polyline>
        <draw:frame draw:style-name="gr31" draw:text-style-name="P4" draw:layer="layout" svg:width="0.311cm" svg:height="0.459cm" svg:x="16.917cm" svg:y="12.699cm">
          <draw:text-box>
            <text:p text:style-name="P3"><text:span text:style-name="T2">1</text:span></text:p>
          </draw:text-box>
        </draw:frame>
        <draw:frame draw:style-name="gr32" draw:text-style-name="P4" draw:layer="layout" svg:width="0.647cm" svg:height="0.459cm" svg:x="23.952cm" svg:y="15.99cm">
          <draw:text-box>
            <text:p text:style-name="P3"><text:span text:style-name="T2">1.. *</text:span></text:p>
          </draw:text-box>
        </draw:frame>
        <draw:polygon draw:style-name="gr1" draw:text-style-name="P1" draw:layer="layout" svg:width="1.062cm" svg:height="0.297cm" svg:x="20.645cm" svg:y="11.278cm" svg:viewBox="0 0 1063 298" draw:points="0,0 1063,0 1063,298 0,298">
          <text:p/>
        </draw:polygon>
        <draw:frame draw:style-name="gr33" draw:text-style-name="P4" draw:layer="layout" svg:width="0.31cm" svg:height="0.459cm" svg:x="22.432cm" svg:y="10.984cm">
          <draw:text-box>
            <text:p text:style-name="P3"><text:span text:style-name="T2"><text:s/></text:span></text:p>
          </draw:text-box>
        </draw:frame>
        <draw:polygon draw:style-name="gr1" draw:text-style-name="P1" draw:layer="layout" svg:width="4.143cm" svg:height="0.594cm" svg:x="7.35cm" svg:y="17.985cm" svg:viewBox="0 0 4144 595" draw:points="0,595 0,0 4144,0 4144,595">
          <text:p/>
        </draw:polygon>
        <draw:polyline draw:style-name="gr2" draw:text-style-name="P2" draw:layer="layout" svg:width="4.143cm" svg:height="0.594cm" svg:x="7.35cm" svg:y="17.985cm" svg:viewBox="0 0 4144 595" draw:points="0,595 0,0 4144,0 4144,595">
          <text:p/>
        </draw:polyline>
        <draw:polyline draw:style-name="gr2" draw:text-style-name="P2" draw:layer="layout" svg:width="4.143cm" svg:height="1.92cm" svg:x="7.35cm" svg:y="18.579cm" svg:viewBox="0 0 4144 1921" draw:points="0,0 0,1921 4144,1921 4144,0">
          <text:p/>
        </draw:polyline>
        <draw:line draw:style-name="gr2" draw:text-style-name="P2" draw:layer="layout" svg:x1="7.35cm" svg:y1="18.579cm" svg:x2="11.493cm" svg:y2="18.579cm">
          <text:p/>
        </draw:line>
        <draw:frame draw:style-name="gr34" draw:text-style-name="P4" draw:layer="layout" svg:width="1.193cm" svg:height="0.459cm" svg:x="8.899cm" svg:y="18.137cm">
          <draw:text-box>
            <text:p text:style-name="P3"><text:span text:style-name="T2">Cistella</text:span></text:p>
          </draw:text-box>
        </draw:frame>
        <draw:frame draw:style-name="gr35" draw:text-style-name="P4" draw:layer="layout" svg:width="2.906cm" svg:height="0.459cm" svg:x="7.493cm" svg:y="18.731cm">
          <draw:text-box>
            <text:p text:style-name="P3"><text:span text:style-name="T2">idCistella : Integer</text:span></text:p>
          </draw:text-box>
        </draw:frame>
        <draw:frame draw:style-name="gr36" draw:text-style-name="P4" draw:layer="layout" svg:width="2.423cm" svg:height="0.459cm" svg:x="7.493cm" svg:y="19.327cm">
          <draw:text-box>
            <text:p text:style-name="P3"><text:span text:style-name="T2">preuTotal: ﬂoat</text:span></text:p>
          </draw:text-box>
        </draw:frame>
        <draw:polyline draw:style-name="gr2" draw:text-style-name="P2" draw:layer="layout" svg:width="0cm" svg:height="2.056cm" svg:x="9.421cm" svg:y="15.928cm" svg:viewBox="0 0 0 2057" draw:points="0,0 0,1029 0,2057">
          <text:p/>
        </draw:polyline>
        <draw:frame draw:style-name="gr37" draw:text-style-name="P4" draw:layer="layout" svg:width="2.724cm" svg:height="0.459cm" svg:x="7.493cm" svg:y="19.921cm">
          <draw:text-box>
            <text:p text:style-name="P3"><text:span text:style-name="T2">quantitat: Integer</text:span></text:p>
          </draw:text-box>
        </draw:frame>
        <draw:frame draw:style-name="gr38" draw:text-style-name="P4" draw:layer="layout" svg:width="0.31cm" svg:height="0.46cm" svg:x="9.461cm" svg:y="15.668cm">
          <draw:text-box>
            <text:p text:style-name="P3"><text:span text:style-name="T2">1</text:span></text:p>
          </draw:text-box>
        </draw:frame>
        <draw:polygon draw:style-name="gr1" draw:text-style-name="P1" draw:layer="layout" svg:width="0.233cm" svg:height="0.297cm" svg:x="9.331cm" svg:y="16.969cm" svg:viewBox="0 0 234 298" draw:points="0,0 234,0 234,298 0,298">
          <text:p/>
        </draw:polygon>
        <draw:frame draw:style-name="gr33" draw:text-style-name="P4" draw:layer="layout" svg:width="0.31cm" svg:height="0.459cm" svg:x="9.054cm" svg:y="17.726cm">
          <draw:text-box>
            <text:p text:style-name="P3"><text:span text:style-name="T2">1</text:span></text:p>
          </draw:text-box>
        </draw:frame>
        <draw:polyline draw:style-name="gr2" draw:text-style-name="P2" draw:layer="layout" svg:width="4.466cm" svg:height="1.269cm" svg:x="11.493cm" svg:y="15.014cm" svg:viewBox="0 0 4467 1270" draw:points="0,0 4467,0 4467,1270">
          <text:p/>
        </draw:polyline>
        <draw:polygon draw:style-name="gr1" draw:text-style-name="P1" draw:layer="layout" svg:width="0.311cm" svg:height="0.297cm" svg:x="14.716cm" svg:y="14.66cm" svg:viewBox="0 0 312 298" draw:points="0,0 312,0 312,298 0,298">
          <text:p/>
        </draw:polygon>
        <draw:frame draw:style-name="gr39" draw:text-style-name="P5" draw:layer="layout" svg:width="0.283cm" svg:height="0.424cm" svg:x="9.329cm" svg:y="16.97cm">
          <draw:text-box>
            <text:p text:style-name="P3"><text:span text:style-name="T3">te</text:span></text:p>
          </draw:text-box>
        </draw:frame>
        <draw:frame draw:style-name="gr40" draw:text-style-name="P5" draw:layer="layout" svg:width="0.284cm" svg:height="0.424cm" svg:x="14.753cm" svg:y="14.673cm">
          <draw:text-box>
            <text:p text:style-name="P3"><text:span text:style-name="T3">fa</text:span></text:p>
          </draw:text-box>
        </draw:frame>
        <draw:frame draw:style-name="gr33" draw:text-style-name="P4" draw:layer="layout" svg:width="0.31cm" svg:height="0.459cm" svg:x="11.532cm" svg:y="14.756cm">
          <draw:text-box>
            <text:p text:style-name="P3"><text:span text:style-name="T2">1</text:span></text:p>
          </draw:text-box>
        </draw:frame>
        <draw:polygon draw:style-name="gr1" draw:text-style-name="P1" draw:layer="layout" svg:width="0.31cm" svg:height="0.297cm" svg:x="20.335cm" svg:y="17.38cm" svg:viewBox="0 0 311 298" draw:points="0,0 311,0 311,298 0,298">
          <text:p/>
        </draw:polygon>
        <draw:frame draw:style-name="gr33" draw:text-style-name="P4" draw:layer="layout" svg:width="0.31cm" svg:height="0.459cm" svg:x="15.592cm" svg:y="16.024cm">
          <draw:text-box>
            <text:p text:style-name="P3"><text:span text:style-name="T2">1</text:span></text:p>
          </draw:text-box>
        </draw:frame>
        <draw:frame draw:style-name="gr41" draw:text-style-name="P4" draw:layer="layout" svg:width="2.464cm" svg:height="0.459cm" svg:x="14.898cm" svg:y="10.827cm">
          <draw:text-box>
            <text:p text:style-name="P3"><text:span text:style-name="T2">-imatge : String</text:span></text:p>
          </draw:text-box>
        </draw:frame>
        <draw:polyline draw:style-name="gr2" draw:text-style-name="P2" draw:layer="layout" svg:width="4.143cm" svg:height="0.449cm" svg:x="17.194cm" svg:y="3.626cm" svg:viewBox="0 0 4144 450" draw:points="0,450 0,0 4144,0 4144,450">
          <text:p/>
        </draw:polyline>
        <draw:frame draw:style-name="gr42" draw:text-style-name="P4" draw:layer="layout" svg:width="2.6cm" svg:height="0.459cm" svg:x="18.417cm" svg:y="3.769cm">
          <draw:text-box>
            <text:p text:style-name="P3"><text:span text:style-name="T2"><text:s/></text:span><text:span text:style-name="T2">Podc</text:span><text:span text:style-name="T2">ast</text:span></text:p>
          </draw:text-box>
        </draw:frame>
        <draw:polyline draw:style-name="gr2" draw:text-style-name="P2" draw:layer="layout" svg:width="4.143cm" svg:height="3.375cm" svg:x="17.194cm" svg:y="4.076cm" svg:viewBox="0 0 4144 3376" draw:points="0,0 0,3376 4144,3376 4144,0">
          <text:p/>
        </draw:polyline>
        <draw:frame draw:style-name="gr24" draw:text-style-name="P4" draw:layer="layout" svg:width="3.49cm" svg:height="0.46cm" svg:x="17.265cm" svg:y="5.119cm">
          <draw:text-box>
            <text:p text:style-name="P3"><text:span text:style-name="T2">-NomProducte: String</text:span></text:p>
          </draw:text-box>
        </draw:frame>
        <draw:frame draw:style-name="gr43" draw:text-style-name="P4" draw:layer="layout" svg:width="3.008cm" svg:height="0.46cm" svg:x="17.193cm" svg:y="5.57cm">
          <draw:text-box>
            <text:p text:style-name="P3"><text:span text:style-name="T2">-descripcio : </text:span><text:span text:style-name="T2">String</text:span></text:p>
          </draw:text-box>
        </draw:frame>
        <draw:line draw:style-name="gr2" draw:text-style-name="P2" draw:layer="layout" svg:x1="17.194cm" svg:y1="4.076cm" svg:x2="21.337cm" svg:y2="4.076cm">
          <text:p/>
        </draw:line>
        <draw:polyline draw:style-name="gr2" draw:text-style-name="P2" draw:layer="layout" svg:width="0.039cm" svg:height="1.349cm" draw:transform="skewX (0.029845130209103) translate (17.9590286873735cm 7.45132105164722cm)" svg:viewBox="0 0 40 1350" draw:points="40,1350 21,717 0,0">
          <text:p/>
        </draw:polyline>
        <draw:frame draw:style-name="gr32" draw:text-style-name="P4" draw:layer="layout" svg:width="0.647cm" svg:height="0.459cm" svg:x="17.404cm" svg:y="7.596cm">
          <draw:text-box>
            <text:p text:style-name="P3"><text:span text:style-name="T2">1.. *</text:span></text:p>
          </draw:text-box>
        </draw:frame>
        <draw:frame draw:style-name="gr21" draw:text-style-name="P4" draw:layer="layout" svg:width="0.546cm" svg:height="0.459cm" svg:x="17.491cm" svg:y="8.495cm">
          <draw:text-box>
            <text:p text:style-name="P3"><text:span text:style-name="T2">1..*</text:span></text:p>
          </draw:text-box>
        </draw:frame>
        <draw:frame draw:style-name="gr19" draw:text-style-name="P4" draw:layer="layout" svg:width="4.501cm" svg:height="0.459cm" svg:x="17.193cm" svg:y="6.02cm">
          <draw:text-box>
            <text:p text:style-name="P3"><text:span text:style-name="T2">-Preu (si </text:span><text:span text:style-name="T2">no es </text:span><text:span text:style-name="T2">gratuït): </text:span><text:span text:style-name="T2">ﬂoat</text:span></text:p>
          </draw:text-box>
        </draw:frame>
        <draw:frame draw:style-name="gr44" draw:text-style-name="P4" draw:layer="layout" svg:width="3.715cm" svg:height="0.459cm" svg:x="17.193cm" svg:y="6.327cm">
          <draw:text-box>
            <text:p text:style-name="P3"><text:span text:style-name="T2">-imatgeEnGran : String</text:span></text:p>
          </draw:text-box>
        </draw:frame>
        <draw:frame draw:style-name="gr45" draw:text-style-name="P4" draw:layer="layout" svg:width="2.019cm" svg:height="0.459cm" svg:x="7.505cm" svg:y="13.222cm">
          <draw:text-box>
            <text:p text:style-name="P3"><text:span text:style-name="T2">r</text:span><text:span text:style-name="T2">e</text:span><text:span text:style-name="T2">g</text:span><text:span text:style-name="T2">i</text:span><text:span text:style-name="T2">s</text:span><text:span text:style-name="T2">tr</text:span><text:span text:style-name="T2">a</text:span><text:span text:style-name="T2">r</text:span><text:span text:style-name="T2">S</text:span><text:span text:style-name="T2">e</text:span><text:span text:style-name="T2">(</text:span><text:span text:style-name="T2">)</text:span></text:p>
          </draw:text-box>
        </draw:frame>
        <draw:polyline draw:style-name="gr2" draw:text-style-name="P2" draw:layer="layout" svg:width="4.143cm" svg:height="3.825cm" svg:x="12.285cm" svg:y="0.7cm" svg:viewBox="0 0 4144 3826" draw:points="0,0 0,3826 4144,3826 4144,0">
          <text:p/>
        </draw:polyline>
        <draw:polyline draw:style-name="gr2" draw:text-style-name="P2" draw:layer="layout" svg:width="4.143cm" svg:height="0.449cm" svg:x="12.285cm" svg:y="0.25cm" svg:viewBox="0 0 4144 450" draw:points="0,450 0,0 4144,0 4144,450">
          <text:p/>
        </draw:polyline>
        <draw:line draw:style-name="gr2" draw:text-style-name="P2" draw:layer="layout" svg:x1="12.286cm" svg:y1="0.7cm" svg:x2="16.429cm" svg:y2="0.7cm">
          <text:p/>
        </draw:line>
        <draw:frame draw:style-name="gr46" draw:text-style-name="P4" draw:layer="layout" svg:width="3.059cm" svg:height="0.46cm" svg:x="13.115cm" svg:y="0.394cm">
          <draw:text-box>
            <text:p text:style-name="P3"><text:span text:style-name="T2">Pagina Registre</text:span></text:p>
          </draw:text-box>
        </draw:frame>
        <draw:frame draw:style-name="gr47" draw:text-style-name="P4" draw:layer="layout" svg:width="2.04cm" svg:height="0.459cm" svg:x="12.5cm" svg:y="1cm">
          <draw:text-box>
            <text:p text:style-name="P3"><text:span text:style-name="T2">-Nom: String</text:span></text:p>
          </draw:text-box>
        </draw:frame>
        <draw:frame draw:style-name="gr6" draw:text-style-name="P4" draw:layer="layout" svg:width="2.846cm" svg:height="0.46cm" svg:x="12.464cm" svg:y="1.396cm">
          <draw:text-box>
            <text:p text:style-name="P3"><text:span text:style-name="T2">- </text:span><text:span text:style-name="T2">cognoms: </text:span><text:span text:style-name="T2">String</text:span></text:p>
          </draw:text-box>
        </draw:frame>
        <draw:frame draw:style-name="gr7" draw:text-style-name="P4" draw:layer="layout" svg:width="3.351cm" svg:height="0.459cm" svg:x="12.5cm" svg:y="1.75cm">
          <draw:text-box>
            <text:p text:style-name="P3"><text:span text:style-name="T2">- </text:span><text:span text:style-name="T2">contra</text:span><text:span text:style-name="T2">senya</text:span><text:span text:style-name="T2">: </text:span><text:span text:style-name="T2">String</text:span></text:p>
          </draw:text-box>
        </draw:frame>
        <draw:frame draw:style-name="gr8" draw:text-style-name="P4" draw:layer="layout" svg:width="2.704cm" svg:height="0.459cm" svg:x="12.486cm" svg:y="2.096cm">
          <draw:text-box>
            <text:p text:style-name="P3"><text:span text:style-name="T2">- DNI/NIE: String</text:span></text:p>
          </draw:text-box>
        </draw:frame>
        <draw:frame draw:style-name="gr48" draw:text-style-name="P4" draw:layer="layout" svg:width="2.746cm" svg:height="0.459cm" svg:x="12.479cm" svg:y="2.443cm">
          <draw:text-box>
            <text:p text:style-name="P3"><text:span text:style-name="T2">- telefon : Integer</text:span></text:p>
          </draw:text-box>
        </draw:frame>
        <draw:frame draw:style-name="gr49" draw:text-style-name="P4" draw:layer="layout" svg:width="3.51cm" svg:height="0.46cm" svg:x="12.5cm" svg:y="2.79cm">
          <draw:text-box>
            <text:p text:style-name="P3"><text:span text:style-name="T2">- anyNaixement: Date</text:span></text:p>
          </draw:text-box>
        </draw:frame>
        <draw:frame draw:style-name="gr11" draw:text-style-name="P4" draw:layer="layout" svg:width="2.483cm" svg:height="0.459cm" svg:x="12.525cm" svg:y="3.141cm">
          <draw:text-box>
            <text:p text:style-name="P3"><text:span text:style-name="T2">- adreça: String</text:span></text:p>
          </draw:text-box>
        </draw:frame>
        <draw:frame draw:style-name="gr50" draw:text-style-name="P4" draw:layer="layout" svg:width="3.453cm" svg:height="0.464cm" svg:x="12.536cm" svg:y="3.49cm">
          <draw:text-box>
            <text:p text:style-name="P3"><text:span text:style-name="T2">- infoAdi</text:span><text:span text:style-name="T2">cional: </text:span><text:span text:style-name="T2">String</text:span></text:p>
          </draw:text-box>
        </draw:frame>
        <draw:frame draw:style-name="gr51" draw:text-style-name="P4" draw:layer="layout" svg:width="1.738cm" svg:height="0.459cm" svg:x="17.236cm" svg:y="4.301cm">
          <draw:text-box>
            <text:p text:style-name="P3"><text:span text:style-name="T2">-id: </text:span><text:span text:style-name="T2">Integer</text:span></text:p>
          </draw:text-box>
        </draw:frame>
        <draw:frame draw:style-name="gr51" draw:text-style-name="P4" draw:layer="layout" svg:width="1.738cm" svg:height="0.459cm" svg:x="14.898cm" svg:y="9.396cm">
          <draw:text-box>
            <text:p text:style-name="P3"><text:span text:style-name="T2">-</text:span><text:span text:style-name="T2">id: </text:span><text:span text:style-name="T2">Int</text:span><text:span text:style-name="T2">e</text:span><text:span text:style-name="T2">g</text:span><text:span text:style-name="T2">er</text:span></text:p>
          </draw:text-box>
        </draw:frame>
        <draw:polyline draw:style-name="gr2" draw:text-style-name="P2" draw:layer="layout" svg:width="0.259cm" svg:height="13.276cm" draw:transform="skewX (0.0195476876223365) translate (25.6083348926403cm 2.95088152185202cm)" svg:viewBox="0 0 260 13277" draw:points="260,13277 138,7053 0,0">
          <text:p/>
        </draw:polyline>
        <draw:polyline draw:style-name="gr2" draw:text-style-name="P2" draw:layer="layout" svg:width="9.178cm" svg:height="0cm" svg:x="16.429cm" svg:y="2.95cm" svg:viewBox="0 0 9179 0" draw:points="0,0 4303,0 9179,0">
          <text:p/>
        </draw:polyline>
        <draw:frame draw:style-name="gr52" draw:text-style-name="P5" draw:layer="layout" svg:width="0.465cm" svg:height="0.424cm" svg:x="25.863cm" svg:y="8.969cm">
          <draw:text-box>
            <text:p text:style-name="P3"><text:span text:style-name="T3">pot</text:span></text:p>
          </draw:text-box>
        </draw:frame>
        <draw:frame draw:style-name="gr53" draw:text-style-name="P4" draw:layer="layout" svg:width="0.648cm" svg:height="0.459cm" svg:x="25.608cm" svg:y="15.922cm">
          <draw:text-box>
            <text:p text:style-name="P3"><text:span text:style-name="T2">1</text:span><text:span text:style-name="T2">.</text:span><text:span text:style-name="T2">. </text:span><text:span text:style-name="T2">*</text:span></text:p>
          </draw:text-box>
        </draw:frame>
        <draw:frame draw:style-name="gr22" draw:text-style-name="P4" draw:layer="layout" svg:width="0.309cm" svg:height="0.459cm" svg:x="16.43cm" svg:y="2.644cm">
          <draw:text-box>
            <text:p text:style-name="P3"><text:span text:style-name="T2">1</text:span></text:p>
          </draw:text-box>
        </draw:frame>
        <draw:frame draw:style-name="gr54" draw:text-style-name="P5" draw:layer="layout" svg:width="1.297cm" svg:height="0.543cm" svg:x="22.804cm" svg:y="14.25cm">
          <draw:text-box>
            <text:p text:style-name="P3"><text:span text:style-name="T3">Visualitzar</text:span></text:p>
          </draw:text-box>
        </draw:frame>
        <draw:frame draw:style-name="gr55" draw:text-style-name="P4" draw:layer="layout" svg:width="2.301cm" svg:height="0.459cm" svg:x="17.264cm" svg:y="4.751cm">
          <draw:text-box>
            <text:p text:style-name="P3"><text:span text:style-name="T2">-format: String</text:span></text:p>
          </draw:text-box>
        </draw:frame>
        <draw:line draw:style-name="gr2" draw:text-style-name="P2" draw:layer="layout" svg:x1="14.836cm" svg:y1="11.277cm" svg:x2="18.979cm" svg:y2="11.277cm">
          <text:p/>
        </draw:line>
        <draw:frame draw:style-name="gr56" draw:text-style-name="P4" draw:layer="layout" svg:width="3.854cm" svg:height="0.459cm" svg:x="14.927cm" svg:y="11.422cm">
          <draw:text-box>
            <text:p text:style-name="P3"><text:span text:style-name="T2">guardarPodcastUsuari()</text:span></text:p>
          </draw:text-box>
        </draw:frame>
        <draw:line draw:style-name="gr2" draw:text-style-name="P2" draw:layer="layout" svg:x1="17.194cm" svg:y1="6.776cm" svg:x2="21.337cm" svg:y2="6.776cm">
          <text:p/>
        </draw:line>
        <draw:frame draw:style-name="gr57" draw:text-style-name="P4" draw:layer="layout" svg:width="2.947cm" svg:height="0.459cm" svg:x="17.208cm" svg:y="7.002cm">
          <draw:text-box>
            <text:p text:style-name="P3"><text:span text:style-name="T2">trans</text:span><text:span text:style-name="T2">metre</text:span><text:span text:style-name="T2">EnViu</text:span><text:span text:style-name="T2">()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Helvetica1" svg:font-family="Helvetica"/>
    <style:font-face style:name="DejaVu Sans1" svg:font-family="'DejaVu Sans'" style:font-pitch="variable"/>
    <style:font-face style:name="Helvetica" svg:font-family="Helvetica" style:font-pitch="variable"/>
    <style:font-face style:name="Liberation Serif" svg:font-family="'Liberation Serif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Emplenat" draw:style="linear" draw:start-color="#ffffff" draw:end-color="#cccccc" draw:start-intensity="100%" draw:end-intensity="100%" draw:angle="30deg" draw:border="0%"/>
    <draw:gradient draw:name="Emplenat_20_blau" draw:display-name="Emplenat blau" draw:style="linear" draw:start-color="#729fcf" draw:end-color="#355269" draw:start-intensity="100%" draw:end-intensity="100%" draw:angle="30deg" draw:border="0%"/>
    <draw:gradient draw:name="Emplenat_20_groc" draw:display-name="Emplenat groc" draw:style="linear" draw:start-color="#ffde59" draw:end-color="#b47804" draw:start-intensity="100%" draw:end-intensity="100%" draw:angle="30deg" draw:border="0%"/>
    <draw:gradient draw:name="Emplenat_20_verd" draw:display-name="Emplenat verd" draw:style="linear" draw:start-color="#77bc65" draw:end-color="#127622" draw:start-intensity="100%" draw:end-intensity="100%" draw:angle="30deg" draw:border="0%"/>
    <draw:gradient draw:name="Emplenat_20_vermell" draw:display-name="Emplenat vermell" draw:style="linear" draw:start-color="#ff6d6d" draw:end-color="#c9211e" draw:start-intensity="100%" draw:end-intensity="100%" draw:angle="30deg" draw:border="0%"/>
    <draw:gradient draw:name="Form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ca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e_20_sense_20_emplenament_20_ni_20_línia" style:display-name="Objecte sense emplenament ni líni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Emplenat"/>
    </style:style>
    <style:style style:name="Filled_20_Blue" style:display-name="Filled Blue" style:family="graphic" style:parent-style-name="Filled">
      <style:graphic-properties draw:fill-gradient-name="Emplena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Emplenat_20_verd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Emplenat_20_vermell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Emplenat_20_groc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9.701cm" fo:page-height="21.02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dc:date>2021-10-06T19:47:17.091926336</dc:date>
    <meta:editing-duration>PT52M49S</meta:editing-duration>
    <meta:editing-cycles>19</meta:editing-cycles>
    <meta:generator>LibreOffice/7.1.4.2$Linux_X86_64 LibreOffice_project/10$Build-2</meta:generator>
    <meta:document-statistic meta:object-count="109"/>
  </office:meta>
</office:document-meta>
</file>